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34734" officeooo:paragraph-rsid="00134734"/>
    </style:style>
    <style:style style:name="P2" style:family="paragraph" style:parent-style-name="Standard">
      <style:paragraph-properties fo:text-align="start" style:justify-single-word="false"/>
      <style:text-properties officeooo:rsid="00134734" officeooo:paragraph-rsid="00134734"/>
    </style:style>
    <style:style style:name="P3" style:family="paragraph" style:parent-style-name="Standard">
      <style:paragraph-properties fo:text-align="end" style:justify-single-word="false"/>
      <style:text-properties officeooo:rsid="0013ee31" officeooo:paragraph-rsid="0013ee31"/>
    </style:style>
    <style:style style:name="P4" style:family="paragraph" style:parent-style-name="Standard">
      <style:paragraph-properties fo:text-align="end" style:justify-single-word="false"/>
      <style:text-properties officeooo:rsid="0015ed89" officeooo:paragraph-rsid="0015ed89"/>
    </style:style>
    <style:style style:name="P5" style:family="paragraph" style:parent-style-name="Standard">
      <style:paragraph-properties fo:text-align="end" style:justify-single-word="false"/>
      <style:text-properties officeooo:rsid="00179f18" officeooo:paragraph-rsid="00179f18"/>
    </style:style>
    <style:style style:name="P6" style:family="paragraph" style:parent-style-name="Standard">
      <style:paragraph-properties fo:text-align="end" style:justify-single-word="false"/>
      <style:text-properties officeooo:rsid="00134734" officeooo:paragraph-rsid="00179f18"/>
    </style:style>
    <style:style style:name="P7" style:family="paragraph" style:parent-style-name="Standard">
      <style:paragraph-properties fo:text-align="end" style:justify-single-word="false"/>
      <style:text-properties officeooo:rsid="0017e509" officeooo:paragraph-rsid="0017e509"/>
    </style:style>
    <style:style style:name="P8" style:family="paragraph" style:parent-style-name="Standard">
      <style:paragraph-properties fo:text-align="start" style:justify-single-word="false"/>
      <style:text-properties officeooo:rsid="0017e509" officeooo:paragraph-rsid="0017e509"/>
    </style:style>
    <style:style style:name="T1" style:family="text">
      <style:text-properties officeooo:rsid="0015ed89"/>
    </style:style>
    <style:style style:name="T2" style:family="text">
      <style:text-properties officeooo:rsid="00179f18"/>
    </style:style>
    <style:style style:name="T3" style:family="text">
      <style:text-properties officeooo:rsid="0017e5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.تمرین <text:span text:style-name="T3">۱ </text:span>: برای سوالات زیر به زبان پایتون کد بنویسید.</text:p>
      <text:p text:style-name="Standard"/>
      <text:p text:style-name="P1">۱. </text:p>
      <text:p text:style-name="P1">برنامه ای بنویسید که به عنوان ورودی یک عدد و یک کارکتر دریافت کند و اون کارکتر را به همان تعداد خروجی نمایش دهد</text:p>
      <text:p text:style-name="P1">اگر عدد وارد شده بیشتر از ۱۰ باشد به کاربر پیام نشان دهد که عدد بیش از حد مجاز است </text:p>
      <text:p text:style-name="P1"/>
      <text:p text:style-name="P1">۲.</text:p>
      <text:p text:style-name="P1">برنامه اي بنویسید که با دریافت یک رشته، تنها کارکترهاي موجود در اندیس هاي زوج آن را چاپ نماید </text:p>
      <text:p text:style-name="P1"/>
      <text:p text:style-name="P1">۳.</text:p>
      <text:p text:style-name="P1"><text:s/>برنامه ای بنویسید که عددی را دریافت کرده و اول بودن یا نبودن این عدد را بررسی کند (سعی کنید از <text:s text:c="4"/>استفاده نکنید)is_prime تابع </text:p>
      <text:p text:style-name="P1"/>
      <text:p text:style-name="P1">۴.</text:p>
      <text:p text:style-name="P1"><text:span text:style-name="T1">ی</text:span>ک کلاس تعریف کنید که یک اطلاعات یک <text:span text:style-name="T1">فرد (نام ، سن ، شماره تلفن) </text:span><text:s/>را ذخیره کند <text:span text:style-name="T1">و برای این کلاس دو متود تعریف کنید ،</text:span><text:span text:style-name="T2">برای این کلاس</text:span><text:span text:style-name="T1"> یک </text:span><text:span text:style-name="T2">تابع</text:span><text:span text:style-name="T1"> برای نمایش اطلاعات فرد و تابع دیگر برای ویرایش اطلاعات فرد </text:span><text:span text:style-name="T2">تعریف کنید</text:span><text:span text:style-name="T1">.</text:span></text:p>
      <text:p text:style-name="P1"/>
      <text:p text:style-name="P1">۵.</text:p>
      <text:p text:style-name="P1">برنامه اي بنویسید که شعاع دایره را دریافت، محیط و مساحت آن را با خروجی مناسب نمایش دهد</text:p>
      <text:p text:style-name="P1"/>
      <text:p text:style-name="P1">۶.</text:p>
      <text:p text:style-name="P1">برنامه اي بنویسید که یک رشته پایتون با طول فرد و بیشتر مساوي هفت را از کاربر دریافت کند و رشته میانی آن با طول سه را چاپ نماید</text:p>
      <text:p text:style-name="P1">( درصورتی که ورودی کاربر طول فرد یا بیش از مساوی هفت نبود پیامی مناسب به کاربر نمایش دهد)</text:p>
      <text:p text:style-name="P1"/>
      <text:p text:style-name="P1">۷.</text:p>
      <text:p text:style-name="P1">یک لیست را از کاربر دریافت نمایید، مقادیر تکراري را حذف نمایید و در یک تاپل بریزید و نهایتا مقادیر بیشینه و کمینه آن را چاپ نمایید</text:p>
      <text:p text:style-name="P1"/>
      <text:p text:style-name="P1">مثال ورودي:</text:p>
      <text:p text:style-name="P2">sampleList = [87, 45, 41,87, 65, 94, 41, 99, 94,45]</text:p>
      <text:p text:style-name="P2"/>
      <text:p text:style-name="P1">مثال خروجی: </text:p>
      <text:p text:style-name="P2">[87, 45, 41, 65, 94, 99] </text:p>
      <text:p text:style-name="P2">Min:41 </text:p>
      <text:p text:style-name="P2">Max:99</text:p>
      <text:p text:style-name="P2"/>
      <text:p text:style-name="P3">۸.</text:p>
      <text:p text:style-name="P3">برنامه اي بنویسید که یک دنباله اعداد رو دریافت کند که توسط کاما از هم جدا شده اند و در لیست و تاپل بریزد</text:p>
      <text:p text:style-name="P3"/>
      <text:p text:style-name="P3"><text:soft-page-break/>۹.</text:p>
      <text:p text:style-name="P3">.تابعی بنویسید که <text:span text:style-name="T2">تاپلی</text:span> از اعداد را دریافت کرده و مجموع اعداد فرد درون آن <text:span text:style-name="T2">تاپل</text:span> را نمایش دهد</text:p>
      <text:p text:style-name="P3"/>
      <text:p text:style-name="P3"/>
      <text:p text:style-name="P3"/>
      <text:p text:style-name="P4">۱۰.</text:p>
      <text:p text:style-name="P6">تابعی بنویسید که یک جمله را دریافت کرده و سپس کلمات و تعداد اون کلمات درون جمله را درون دیکشنری </text:p>
      <text:p text:style-name="P6">ذخیره کند</text:p>
      <text:p text:style-name="P6"/>
      <text:p text:style-name="P5">۱۱. </text:p>
      <text:p text:style-name="P7">دیکشنری از دانش اموزان و نمرات آن ها مانند زیر داریم</text:p>
      <text:p text:style-name="P7"/>
      <text:p text:style-name="P8">students = { </text:p>
      <text:p text:style-name="P8">"Alice": [85, 90, 88], </text:p>
      <text:p text:style-name="P8">"Bob": [78, 81, 74], </text:p>
      <text:p text:style-name="P8">"Helen": [95, 92, 89] </text:p>
      <text:p text:style-name="P8">}</text:p>
      <text:p text:style-name="P8"/>
      <text:p text:style-name="P7">.تابعی بنویسید که میانگین هردانشجو را حساب کرده و نمایش دهد.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2:45:38.432463046</meta:creation-date>
    <dc:date>2024-10-02T08:56:58.556491851</dc:date>
    <meta:editing-duration>PT10M3S</meta:editing-duration>
    <meta:editing-cycles>3</meta:editing-cycles>
    <meta:generator>LibreOffice/24.2.5.2$Linux_X86_64 LibreOffice_project/420$Build-2</meta:generator>
    <meta:print-date>2024-10-01T13:08:17.956768927</meta:print-date>
    <meta:printed-by>PDF files</meta:printed-by>
    <meta:document-statistic meta:table-count="0" meta:image-count="0" meta:object-count="0" meta:page-count="2" meta:paragraph-count="38" meta:word-count="371" meta:character-count="1736" meta:non-whitespace-character-count="1384"/>
  </office:meta>
</office:document-meta>
</file>